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ametro nom</text:p>
          </table:table-cell>
          <table:table-cell office:value-type="string" calcext:value-type="string">
            <text:p>diametro real</text:p>
          </table:table-cell>
          <table:table-cell office:value-type="string" calcext:value-type="string">
            <text:p>raio</text:p>
          </table:table-cell>
          <table:table-cell office:value-type="string" calcext:value-type="string">
            <text:p>defasagem</text:p>
          </table:table-cell>
          <table:table-cell office:value-type="string" calcext:value-type="string">
            <text:p>ângulo graus</text:p>
          </table:table-cell>
          <table:table-cell office:value-type="string" calcext:value-type="string">
            <text:p>ângulo r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stancia</text:p>
          </table:table-cell>
          <table:table-cell office:value-type="string" calcext:value-type="string">
            <text:p>pared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]+[.$B$16]" office:value-type="float" office:value="23.6" calcext:value-type="float">
            <text:p>23,6</text:p>
          </table:table-cell>
          <table:table-cell table:formula="of:=(70-[.B2])/2-[.$B$12]-0.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72*(ROW([.D2])-2)+[.D2]" office:value-type="float" office:value="0" calcext:value-type="float">
            <text:p>0</text:p>
          </table:table-cell>
          <table:table-cell table:formula="of:=[.E2]/180*PI()" office:value-type="float" office:value="0" calcext:value-type="float">
            <text:p>0</text:p>
          </table:table-cell>
          <table:table-cell table:formula="of:=COS([.F2])*[.C2]" office:value-type="float" office:value="23" calcext:value-type="float">
            <text:p>23</text:p>
          </table:table-cell>
          <table:table-cell table:formula="of:=SIN([.F2])*[.C2]" office:value-type="float" office:value="0" calcext:value-type="float">
            <text:p>0</text:p>
          </table:table-cell>
          <table:table-cell/>
          <table:table-cell table:formula="of:=SQRT(([.G2]-[.G3])^2+([.H2]-[.H3])^2)" office:value-type="float" office:value="23.7353600857908" calcext:value-type="float">
            <text:p>23,7353600857908</text:p>
          </table:table-cell>
          <table:table-cell table:style-name="ce1" table:formula="of:=[.J2]-([.B2]+[.B3])/2" office:value-type="float" office:value="1.13536008579081" calcext:value-type="float">
            <text:p>1,13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]+[.$B$16]" office:value-type="float" office:value="21.6" calcext:value-type="float">
            <text:p>21,6</text:p>
          </table:table-cell>
          <table:table-cell table:formula="of:=(70-[.B3])/2-[.$B$12]-0.2" office:value-type="float" office:value="24" calcext:value-type="float">
            <text:p>24</text:p>
          </table:table-cell>
          <table:table-cell office:value-type="float" office:value="-11.3806378224647" calcext:value-type="float">
            <text:p>-11,3806378224647</text:p>
          </table:table-cell>
          <table:table-cell table:formula="of:=72*(ROW([.D3])-2)+[.D3]" office:value-type="float" office:value="60.6193621775353" calcext:value-type="float">
            <text:p>60,6193621775353</text:p>
          </table:table-cell>
          <table:table-cell table:formula="of:=[.E3]/180*PI()" office:value-type="float" office:value="1.05800746045691" calcext:value-type="float">
            <text:p>1,05800746045691</text:p>
          </table:table-cell>
          <table:table-cell table:formula="of:=COS([.F3])*[.C3]" office:value-type="float" office:value="11.7746235129967" calcext:value-type="float">
            <text:p>11,7746235129967</text:p>
          </table:table-cell>
          <table:table-cell table:formula="of:=SIN([.F3])*[.C3]" office:value-type="float" office:value="20.9131117035984" calcext:value-type="float">
            <text:p>20,9131117035984</text:p>
          </table:table-cell>
          <table:table-cell/>
          <table:table-cell table:formula="of:=SQRT(([.G3]-[.G4])^2+([.H3]-[.H4])^2)" office:value-type="float" office:value="25.2353633195378" calcext:value-type="float">
            <text:p>25,2353633195378</text:p>
          </table:table-cell>
          <table:table-cell table:style-name="ce1" table:formula="of:=[.J3]-([.B3]+[.B4])/2" office:value-type="float" office:value="1.13536331953778" calcext:value-type="float">
            <text:p>1,13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]+[.$B$16]" office:value-type="float" office:value="26.6" calcext:value-type="float">
            <text:p>26,6</text:p>
          </table:table-cell>
          <table:table-cell table:formula="of:=(70-[.B4])/2-[.$B$12]-0.2" office:value-type="float" office:value="21.5" calcext:value-type="float">
            <text:p>21,5</text:p>
          </table:table-cell>
          <table:table-cell office:value-type="float" office:value="-16.2716291676427" calcext:value-type="float">
            <text:p>-16,2716291676427</text:p>
          </table:table-cell>
          <table:table-cell table:formula="of:=72*(ROW([.D4])-2)+[.D4]" office:value-type="float" office:value="127.728370832357" calcext:value-type="float">
            <text:p>127,728370832357</text:p>
          </table:table-cell>
          <table:table-cell table:formula="of:=[.E4]/180*PI()" office:value-type="float" office:value="2.22928061923293" calcext:value-type="float">
            <text:p>2,22928061923293</text:p>
          </table:table-cell>
          <table:table-cell table:formula="of:=COS([.F4])*[.C4]" office:value-type="float" office:value="-13.1562531455307" calcext:value-type="float">
            <text:p>-13,1562531455307</text:p>
          </table:table-cell>
          <table:table-cell table:formula="of:=SIN([.F4])*[.C4]" office:value-type="float" office:value="17.0047935350805" calcext:value-type="float">
            <text:p>17,0047935350805</text:p>
          </table:table-cell>
          <table:table-cell/>
          <table:table-cell table:formula="of:=SQRT(([.G4]-[.G5])^2+([.H4]-[.H5])^2)" office:value-type="float" office:value="26.7353698221398" calcext:value-type="float">
            <text:p>26,7353698221398</text:p>
          </table:table-cell>
          <table:table-cell table:style-name="ce1" table:formula="of:=[.J4]-([.B4]+[.B5])/2" office:value-type="float" office:value="1.13536982213984" calcext:value-type="float">
            <text:p>1,13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5]+[.$B$16]" office:value-type="float" office:value="24.6" calcext:value-type="float">
            <text:p>24,6</text:p>
          </table:table-cell>
          <table:table-cell table:formula="of:=(70-[.B5])/2-[.$B$12]-0.2" office:value-type="float" office:value="22.5" calcext:value-type="float">
            <text:p>22,5</text:p>
          </table:table-cell>
          <table:table-cell office:value-type="float" office:value="-13.4748184581455" calcext:value-type="float">
            <text:p>-13,4748184581455</text:p>
          </table:table-cell>
          <table:table-cell table:formula="of:=72*(ROW([.D5])-2)+[.D5]" office:value-type="float" office:value="202.525181541854" calcext:value-type="float">
            <text:p>202,525181541854</text:p>
          </table:table-cell>
          <table:table-cell table:formula="of:=[.E5]/180*PI()" office:value-type="float" office:value="3.53473123610461" calcext:value-type="float">
            <text:p>3,53473123610461</text:p>
          </table:table-cell>
          <table:table-cell table:formula="of:=COS([.F5])*[.C5]" office:value-type="float" office:value="-20.7835032061607" calcext:value-type="float">
            <text:p>-20,7835032061607</text:p>
          </table:table-cell>
          <table:table-cell table:formula="of:=SIN([.F5])*[.C5]" office:value-type="float" office:value="-8.61951242701743" calcext:value-type="float">
            <text:p>-8,61951242701743</text:p>
          </table:table-cell>
          <table:table-cell/>
          <table:table-cell table:formula="of:=SQRT(([.G5]-[.G6])^2+([.H5]-[.H6])^2)" office:value-type="float" office:value="27.7353636728094" calcext:value-type="float">
            <text:p>27,7353636728094</text:p>
          </table:table-cell>
          <table:table-cell table:style-name="ce1" table:formula="of:=[.J5]-([.B5]+[.B6])/2" office:value-type="float" office:value="1.13536367280943" calcext:value-type="float">
            <text:p>1,13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6]+[.$B$16]" office:value-type="float" office:value="28.6" calcext:value-type="float">
            <text:p>28,6</text:p>
          </table:table-cell>
          <table:table-cell table:formula="of:=(70-[.B6])/2-[.$B$12]-0.2" office:value-type="float" office:value="20.5" calcext:value-type="float">
            <text:p>20,5</text:p>
          </table:table-cell>
          <table:table-cell office:value-type="float" office:value="-5.28939983521492" calcext:value-type="float">
            <text:p>-5,28939983521492</text:p>
          </table:table-cell>
          <table:table-cell table:formula="of:=72*(ROW([.D6])-2)+[.D6]" office:value-type="float" office:value="282.710600164785" calcext:value-type="float">
            <text:p>282,710600164785</text:p>
          </table:table-cell>
          <table:table-cell table:formula="of:=[.E6]/180*PI()" office:value-type="float" office:value="4.93423080316472" calcext:value-type="float">
            <text:p>4,93423080316472</text:p>
          </table:table-cell>
          <table:table-cell table:formula="of:=COS([.F6])*[.C6]" office:value-type="float" office:value="4.51054698236316" calcext:value-type="float">
            <text:p>4,51054698236316</text:p>
          </table:table-cell>
          <table:table-cell table:formula="of:=SIN([.F6])*[.C6]" office:value-type="float" office:value="-19.9976240068638" calcext:value-type="float">
            <text:p>-19,9976240068638</text:p>
          </table:table-cell>
          <table:table-cell/>
          <table:table-cell table:formula="of:=SQRT(([.G6]-[.G7])^2+([.H6]-[.H7])^2)" office:value-type="float" office:value="27.2353600822771" calcext:value-type="float">
            <text:p>27,2353600822771</text:p>
          </table:table-cell>
          <table:table-cell table:style-name="ce1" table:formula="of:=[.J6]-([.B6]+[.B7])/2" office:value-type="float" office:value="1.13536008227713" calcext:value-type="float">
            <text:p>1,1354</text:p>
          </table:table-cell>
        </table:table-row>
        <table:table-row table:style-name="ro1">
          <table:table-cell table:formula="of:=[.A2]" office:value-type="float" office:value="22" calcext:value-type="float">
            <text:p>22</text:p>
          </table:table-cell>
          <table:table-cell table:formula="of:=[.B2]" office:value-type="float" office:value="23.6" calcext:value-type="float">
            <text:p>23,6</text:p>
          </table:table-cell>
          <table:table-cell table:formula="of:=(70-[.B7])/2-[.$B$12]-0.2" office:value-type="float" office:value="23" calcext:value-type="float">
            <text:p>23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23" calcext:value-type="float">
            <text:p>23</text:p>
          </table:table-cell>
          <table:table-cell table:formula="of:=[.H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style-name="ce1" table:formula="of:=AVERAGE([.K2:.K6])" office:value-type="float" office:value="1.135363396511" calcext:value-type="float">
            <text:p>1,135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AVERAGE([.K2:.K6])" office:value-type="float" office:value="1.135363396511" calcext:value-type="float">
            <text:p>1,135363396511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3993568040814" calcext:value-type="float">
            <text:p>-11,3993568040814</text:p>
          </table:table-cell>
          <table:table-cell office:value-type="float" office:value="-11.3810542566257" calcext:value-type="float">
            <text:p>-11,3810542566257</text:p>
          </table:table-cell>
          <table:table-cell/>
          <table:table-cell office:value-type="float" office:value="-16.31" calcext:value-type="float">
            <text:p>-16,31</text:p>
          </table:table-cell>
          <table:table-cell office:value-type="float" office:value="-16.272520998874" calcext:value-type="float">
            <text:p>-16,2725209988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8738974621766" calcext:value-type="float">
            <text:p>0,728738974621766</text:p>
          </table:table-cell>
          <table:table-cell office:value-type="float" office:value="0.735212795254565" calcext:value-type="float">
            <text:p>0,735212795254565</text:p>
          </table:table-cell>
          <table:table-cell/>
          <table:table-cell office:value-type="float" office:value="0.722883677412753" calcext:value-type="float">
            <text:p>0,722883677412753</text:p>
          </table:table-cell>
          <table:table-cell office:value-type="float" office:value="0.735070110625259" calcext:value-type="float">
            <text:p>0,735070110625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0.735360092786218" calcext:value-type="float">
            <text:p>0,735360092786218</text:p>
          </table:table-cell>
          <table:table-cell table:number-columns-repeated="2"/>
          <table:table-cell table:formula="of:=([.E13]-[.D13])/([.E12]-[.D12])" office:value-type="float" office:value="0.353711451832446" calcext:value-type="float">
            <text:p>0,353711451832446</text:p>
          </table:table-cell>
          <table:table-cell table:number-columns-repeated="2"/>
          <table:table-cell table:formula="of:=([.H13]-[.G13])/([.H12]-[.G12])" office:value-type="float" office:value="0.325153628602053" calcext:value-type="float">
            <text:p>0,32515362860205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[.$B$14]-[.E13])/[.E14]+[.E12]" office:value-type="float" office:value="-11.3806378224647" calcext:value-type="float">
            <text:p>-11,3806378224647</text:p>
          </table:table-cell>
          <table:table-cell table:number-columns-repeated="2"/>
          <table:table-cell table:formula="of:=([.$B$14]-[.H13])/[.H14]+[.H12]" office:value-type="float" office:value="-16.2716291676427" calcext:value-type="float">
            <text:p>-16,2716291676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1.6" calcext:value-type="float">
            <text:p>1,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-5.2691027270911" calcext:value-type="float">
            <text:p>-5,2691027270911</text:p>
          </table:table-cell>
          <table:table-cell office:value-type="float" office:value="-5.28888955948364" calcext:value-type="float">
            <text:p>-5,28888955948364</text:p>
          </table:table-cell>
          <table:table-cell/>
          <table:table-cell office:value-type="float" office:value="-13.4313552328285" calcext:value-type="float">
            <text:p>-13,4313552328285</text:p>
          </table:table-cell>
          <table:table-cell office:value-type="float" office:value="-13.4737645939471" calcext:value-type="float">
            <text:p>-13,47376459394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9377137554355" calcext:value-type="float">
            <text:p>0,729377137554355</text:p>
          </table:table-cell>
          <table:table-cell office:value-type="float" office:value="0.735209679395428" calcext:value-type="float">
            <text:p>0,735209679395428</text:p>
          </table:table-cell>
          <table:table-cell/>
          <table:table-cell office:value-type="float" office:value="0.723076900453982" calcext:value-type="float">
            <text:p>0,723076900453982</text:p>
          </table:table-cell>
          <table:table-cell office:value-type="float" office:value="0.735062259007268" calcext:value-type="float">
            <text:p>0,7350622590072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[.E19]-[.D19])/([.E18]-[.D18])" office:value-type="float" office:value="-0.294768850585341" calcext:value-type="float">
            <text:p>-0,294768850585341</text:p>
          </table:table-cell>
          <table:table-cell table:number-columns-repeated="2"/>
          <table:table-cell table:formula="of:=([.H19]-[.G19])/([.H18]-[.G18])" office:value-type="float" office:value="-0.282611155583692" calcext:value-type="float">
            <text:p>-0,28261115558369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[.$B$14]-[.E19])/[.E20]+[.E18]" office:value-type="float" office:value="-5.28939983521492" calcext:value-type="float">
            <text:p>-5,28939983521492</text:p>
          </table:table-cell>
          <table:table-cell table:number-columns-repeated="2"/>
          <table:table-cell table:formula="of:=([.$B$14]-[.H19])/[.H20]+[.H18]" office:value-type="float" office:value="-13.4748184581455" calcext:value-type="float">
            <text:p>-13,47481845814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2:46:29.339833083</meta:creation-date>
    <dc:date>2018-07-03T17:38:06.055561945</dc:date>
    <meta:editing-duration>PT37M34S</meta:editing-duration>
    <meta:editing-cycles>3</meta:editing-cycles>
    <meta:generator>LibreOffice/6.0.3.2$Linux_X86_64 LibreOffice_project/00m0$Build-2</meta:generator>
    <meta:document-statistic meta:table-count="1" meta:cell-count="100" meta:object-count="0"/>
  </office:meta>
</office:document-meta>
</file>